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">
      <style:paragraph-properties fo:margin-top="0in" fo:margin-bottom="0in"/>
    </style:style>
    <style:style style:name="P18" style:family="paragraph" style:parent-style-name="Text_20_body" style:list-style-name="L2">
      <style:paragraph-properties fo:margin-top="0in" fo:margin-bottom="0in"/>
    </style:style>
    <style:style style:name="P19" style:family="paragraph" style:parent-style-name="Text_20_body" style:list-style-name="L3">
      <style:paragraph-properties fo:margin-top="0in" fo:margin-bottom="0in"/>
    </style:style>
    <style:style style:name="P20" style:family="paragraph" style:parent-style-name="Text_20_body" style:list-style-name="L6">
      <style:paragraph-properties fo:margin-top="0in" fo:margin-bottom="0in"/>
    </style:style>
    <style:style style:name="P21" style:family="paragraph" style:parent-style-name="Text_20_body" style:list-style-name="L7">
      <style:paragraph-properties fo:margin-top="0in" fo:margin-bottom="0in"/>
    </style:style>
    <style:style style:name="P22" style:family="paragraph" style:parent-style-name="Text_20_body" style:list-style-name="L8">
      <style:paragraph-properties fo:margin-top="0in" fo:margin-bottom="0in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<text:s/>Managing State in React Native with useState and useEffect Hooks</text:span></text:h>
      <text:h text:style-name="Heading_20_3" text:outline-level="3"><text:span text:style-name="Strong_20_Emphasis">Introduction </text:span></text:h>
      <text:list xml:id="list1926151337181027546" text:style-name="L1">
        <text:list-item>
          <text:p text:style-name="P1"><text:span text:style-name="Strong_20_Emphasis">Welcome and Objectives</text:span></text:p>
          <text:list>
            <text:list-item>
              <text:p text:style-name="P17"><text:span text:style-name="Strong_20_Emphasis">Introduction</text:span>: Brief introduction to the class and overview of the key concepts.</text:p>
            </text:list-item>
            <text:list-item>
              <text:p text:style-name="P17"><text:span text:style-name="Strong_20_Emphasis">Objectives</text:span>: Understand how to manage state and side effects in React Native using <text:span text:style-name="Source_20_Text">useState</text:span> and <text:span text:style-name="Source_20_Text">useEffect</text:span>.</text:p>
            </text:list-item>
          </text:list>
        </text:list-item>
        <text:list-item>
          <text:p text:style-name="P1"><text:span text:style-name="Strong_20_Emphasis">Why Use Hooks?</text:span></text:p>
          <text:list>
            <text:list-item>
              <text:p text:style-name="P17"><text:span text:style-name="Strong_20_Emphasis">Evolution of React</text:span>: Introduction of hooks in React 16.8 to manage state and lifecycle features in functional components.</text:p>
            </text:list-item>
            <text:list-item>
              <text:p text:style-name="P1"><text:span text:style-name="Strong_20_Emphasis">Benefits</text:span>: Simplifies code, no need for class components, easier to share logic across components.</text:p>
            </text:list-item>
          </text:list>
        </text:list-item>
      </text:list>
      <text:h text:style-name="Heading_20_3" text:outline-level="3"><text:span text:style-name="Strong_20_Emphasis">Understanding </text:span><text:span text:style-name="Strong_20_Emphasis"><text:span text:style-name="Source_20_Text">useState</text:span></text:span></text:h>
      <text:list xml:id="list2990490132690830293" text:style-name="L2">
        <text:list-item>
          <text:p text:style-name="P2"><text:span text:style-name="Strong_20_Emphasis">What is </text:span><text:span text:style-name="Strong_20_Emphasis"><text:span text:style-name="Source_20_Text">useState</text:span></text:span><text:span text:style-name="Strong_20_Emphasis">?</text:span></text:p>
          <text:list>
            <text:list-item>
              <text:p text:style-name="P18"><text:span text:style-name="Strong_20_Emphasis">Definition</text:span>: A hook that lets you add React state to functional components.</text:p>
            </text:list-item>
            <text:list-item>
              <text:p text:style-name="P18"><text:span text:style-name="Strong_20_Emphasis">Syntax</text:span>: <text:span text:style-name="Source_20_Text">const [state, setState] = useState(initialState);</text:span></text:p>
            </text:list-item>
            <text:list-item>
              <text:p text:style-name="P18"><text:span text:style-name="Strong_20_Emphasis">Initial State</text:span>: Can be any data type (number, string, object, array, etc.).</text:p>
            </text:list-item>
          </text:list>
        </text:list-item>
        <text:list-item>
          <text:p text:style-name="P2"><text:span text:style-name="Strong_20_Emphasis">Basic Usage</text:span></text:p>
          <text:list>
            <text:list-header>
              <text:p text:style-name="P2"><text:span text:style-name="Strong_20_Emphasis">Example: Simple Counter</text:span></text:p>
              <text:p text:style-name="P2">import React, { useState } from 'react';</text:p>
            </text:list-header>
          </text:list>
        </text:list-item>
      </text:list>
      <text:p text:style-name="Text_20_body">import { View, Text, Button } from 'react-native';</text:p>
      <text:p text:style-name="Text_20_body">const Counter = () =&gt; {</text:p>
      <text:p text:style-name="Text_20_body"><text:s text:c="2"/>// Declare a state variable named "count" initialized to 0</text:p>
      <text:p text:style-name="Text_20_body"><text:s text:c="2"/>const [count, setCount] = useState(0);</text:p>
      <text:p text:style-name="Text_20_body"><text:s text:c="2"/>return (</text:p>
      <text:p text:style-name="Text_20_body"><text:s text:c="4"/>&lt;View&gt;</text:p>
      <text:p text:style-name="Text_20_body"><text:s text:c="6"/>&lt;Text&gt;Count: {count}&lt;/Text&gt;</text:p>
      <text:p text:style-name="Text_20_body"><text:s text:c="6"/>{/* Update state using the setter function */}</text:p>
      <text:p text:style-name="Text_20_body"><text:s text:c="6"/>&lt;Button title="Increase" onPress={() =&gt; setCount(count + 1)} /&gt;</text:p>
      <text:p text:style-name="Text_20_body"><text:s text:c="4"/>&lt;/View&gt;</text:p>
      <text:p text:style-name="Text_20_body"><text:s text:c="2"/>);</text:p>
      <text:p text:style-name="Text_20_body">};</text:p>
      <text:p text:style-name="Preformatted_20_Text"><text:span text:style-name="Source_20_Text">export default Counter;</text:span></text:p>
      <text:p text:style-name="Text_20_body"><text:span text:style-name="Strong_20_Emphasis">Explanation</text:span>:</text:p>
      <text:list xml:id="list2977805230231012567" text:style-name="L3">
        <text:list-item>
          <text:list>
            <text:list-item>
              <text:p text:style-name="P19"><text:soft-page-break/><text:span text:style-name="Source_20_Text">useState(0)</text:span> initializes the <text:span text:style-name="Source_20_Text">count</text:span> state to 0.</text:p>
            </text:list-item>
            <text:list-item>
              <text:p text:style-name="P19"><text:span text:style-name="Source_20_Text">setCount</text:span> is used to update the <text:span text:style-name="Source_20_Text">count</text:span> state.</text:p>
            </text:list-item>
            <text:list-item>
              <text:p text:style-name="P3">The button's <text:span text:style-name="Source_20_Text">onPress</text:span> event handler increments the count.</text:p>
            </text:list-item>
          </text:list>
        </text:list-item>
      </text:list>
      <text:list xml:id="list6019246063127755076" text:style-name="L4">
        <text:list-item>
          <text:p text:style-name="P4"><text:span text:style-name="Strong_20_Emphasis">Managing Multiple State Variables</text:span></text:p>
        </text:list-item>
      </text:list>
      <text:list xml:id="list7930179582160880839" text:style-name="L5">
        <text:list-item>
          <text:p text:style-name="P5"><text:span text:style-name="Strong_20_Emphasis">Example: Form with Multiple Inputs</text:span></text:p>
        </text:list-item>
      </text:list>
      <text:p text:style-name="Text_20_body"><text:span text:style-name="Strong_20_Emphasis"><text:span text:style-name="T1">import React, { useState } from 'react';</text:span></text:span></text:p>
      <text:p text:style-name="Text_20_body"><text:span text:style-name="Strong_20_Emphasis"><text:span text:style-name="T1">import { View, TextInput, Button, Text } from 'react-native';</text:span></text:span></text:p>
      <text:p text:style-name="Text_20_body"><text:span text:style-name="Strong_20_Emphasis"><text:span text:style-name="T1">const UserForm = () =&gt; {</text:span></text:span></text:p>
      <text:p text:style-name="Text_20_body"><text:span text:style-name="Strong_20_Emphasis"><text:span text:style-name="T1"><text:s text:c="2"/>// Declare multiple state variables</text:span></text:span></text:p>
      <text:p text:style-name="Text_20_body"><text:span text:style-name="Strong_20_Emphasis"><text:span text:style-name="T1"><text:s text:c="2"/>const [name, setName] = useState('');</text:span></text:span></text:p>
      <text:p text:style-name="Text_20_body"><text:span text:style-name="Strong_20_Emphasis"><text:span text:style-name="T1"><text:s text:c="2"/>const [age, setAge] = useState('');</text:span></text:span></text:p>
      <text:p text:style-name="Text_20_body"><text:span text:style-name="Strong_20_Emphasis"><text:span text:style-name="T1"><text:s text:c="2"/>return (</text:span></text:span></text:p>
      <text:p text:style-name="Text_20_body"><text:span text:style-name="Strong_20_Emphasis"><text:span text:style-name="T1"><text:s text:c="4"/>&lt;View&gt;</text:span></text:span></text:p>
      <text:p text:style-name="Text_20_body"><text:span text:style-name="Strong_20_Emphasis"><text:span text:style-name="T1"><text:s text:c="6"/>&lt;TextInput</text:span></text:span></text:p>
      <text:p text:style-name="Text_20_body"><text:span text:style-name="Strong_20_Emphasis"><text:span text:style-name="T1"><text:s text:c="8"/>placeholder="Enter your name"</text:span></text:span></text:p>
      <text:p text:style-name="Text_20_body"><text:span text:style-name="Strong_20_Emphasis"><text:span text:style-name="T1"><text:s text:c="8"/>value={name}</text:span></text:span></text:p>
      <text:p text:style-name="Text_20_body"><text:span text:style-name="Strong_20_Emphasis"><text:span text:style-name="T1"><text:s text:c="8"/>onChangeText={(text) =&gt; setName(text)}</text:span></text:span></text:p>
      <text:p text:style-name="Text_20_body"><text:span text:style-name="Strong_20_Emphasis"><text:span text:style-name="T1"><text:s text:c="6"/>/&gt;</text:span></text:span></text:p>
      <text:p text:style-name="Text_20_body"><text:span text:style-name="Strong_20_Emphasis"><text:span text:style-name="T1"><text:s text:c="6"/>&lt;TextInput</text:span></text:span></text:p>
      <text:p text:style-name="Text_20_body"><text:span text:style-name="Strong_20_Emphasis"><text:span text:style-name="T1"><text:s text:c="8"/>placeholder="Enter your age"</text:span></text:span></text:p>
      <text:p text:style-name="Text_20_body"><text:span text:style-name="Strong_20_Emphasis"><text:span text:style-name="T1"><text:s text:c="8"/>value={age}</text:span></text:span></text:p>
      <text:p text:style-name="Text_20_body"><text:span text:style-name="Strong_20_Emphasis"><text:span text:style-name="T1"><text:s text:c="8"/>onChangeText={(text) =&gt; setAge(text)}</text:span></text:span></text:p>
      <text:p text:style-name="Text_20_body"><text:span text:style-name="Strong_20_Emphasis"><text:span text:style-name="T1"><text:s text:c="8"/>keyboardType="numeric"</text:span></text:span></text:p>
      <text:p text:style-name="Text_20_body"><text:span text:style-name="Strong_20_Emphasis"><text:span text:style-name="T1"><text:s text:c="6"/>/&gt;</text:span></text:span></text:p>
      <text:p text:style-name="Text_20_body"><text:span text:style-name="Strong_20_Emphasis"><text:span text:style-name="T1"><text:s text:c="6"/>&lt;Button</text:span></text:span></text:p>
      <text:p text:style-name="Text_20_body"><text:span text:style-name="Strong_20_Emphasis"><text:span text:style-name="T1"><text:s text:c="8"/>title="Submit"</text:span></text:span></text:p>
      <text:p text:style-name="Text_20_body"><text:span text:style-name="Strong_20_Emphasis"><text:span text:style-name="T1"><text:s text:c="8"/>onPress={() =&gt; alert(`Name: ${name}, Age: ${age}`)}</text:span></text:span></text:p>
      <text:p text:style-name="Text_20_body"><text:span text:style-name="Strong_20_Emphasis"><text:span text:style-name="T1"><text:s text:c="6"/>/&gt;</text:span></text:span></text:p>
      <text:p text:style-name="Text_20_body"><text:span text:style-name="Strong_20_Emphasis"><text:span text:style-name="T1"><text:s text:c="6"/>&lt;Text&gt;Name: {name}&lt;/Text&gt;</text:span></text:span></text:p>
      <text:p text:style-name="Text_20_body"><text:span text:style-name="Strong_20_Emphasis"><text:span text:style-name="T1"><text:s text:c="6"/>&lt;Text&gt;Age: {age}&lt;/Text&gt;</text:span></text:span></text:p>
      <text:p text:style-name="Text_20_body"><text:span text:style-name="Strong_20_Emphasis"><text:span text:style-name="T1"><text:s text:c="4"/>&lt;/View&gt;</text:span></text:span></text:p>
      <text:p text:style-name="Text_20_body"><text:span text:style-name="Strong_20_Emphasis"><text:span text:style-name="T1"><text:s text:c="2"/>);</text:span></text:span></text:p>
      <text:p text:style-name="Text_20_body"><text:span text:style-name="Strong_20_Emphasis"><text:span text:style-name="T1">};</text:span></text:span></text:p>
      <text:p text:style-name="Text_20_body"><text:span text:style-name="Strong_20_Emphasis"><text:span text:style-name="T1">export default UserForm;</text:span></text:span></text:p>
      <text:p text:style-name="Text_20_body"><text:soft-page-break/></text:p>
      <text:p text:style-name="Standard"><text:span text:style-name="Strong_20_Emphasis">Explanation</text:span>:</text:p>
      <text:list xml:id="list9068087242070472163" text:style-name="L6">
        <text:list-item>
          <text:p text:style-name="P20">Multiple <text:span text:style-name="Source_20_Text">useState</text:span> hooks manage separate pieces of state.</text:p>
        </text:list-item>
        <text:list-item>
          <text:p text:style-name="P6">The <text:span text:style-name="Source_20_Text">onChangeText</text:span> prop updates the state as the user types.</text:p>
        </text:list-item>
      </text:list>
      <text:p text:style-name="Text_20_body"><text:span text:style-name="T2">Understanding </text:span><text:span text:style-name="Source_20_Text"><text:span text:style-name="T2">useEffect</text:span></text:span> </text:p>
      <text:p text:style-name="Text_20_body"><text:s/>updates the state as the user types.</text:p>
      <text:h text:style-name="Heading_20_3" text:outline-level="3"><text:span text:style-name="Strong_20_Emphasis">Understanding </text:span><text:span text:style-name="Strong_20_Emphasis"><text:span text:style-name="Source_20_Text">useEffect</text:span></text:span><text:span text:style-name="Strong_20_Emphasis"> </text:span></text:h>
      <text:list xml:id="list8482387321058122178" text:style-name="L7">
        <text:list-item>
          <text:p text:style-name="P7"><text:span text:style-name="Strong_20_Emphasis">What is </text:span><text:span text:style-name="Strong_20_Emphasis"><text:span text:style-name="Source_20_Text">useEffect</text:span></text:span><text:span text:style-name="Strong_20_Emphasis">?</text:span></text:p>
          <text:list>
            <text:list-item>
              <text:p text:style-name="P21"><text:span text:style-name="Strong_20_Emphasis">Definition</text:span>: A hook that lets you perform side effects in functional components.</text:p>
            </text:list-item>
            <text:list-item>
              <text:p text:style-name="P21"><text:span text:style-name="Strong_20_Emphasis">Common Uses</text:span>: Fetching data, updating the DOM, setting up subscriptions, cleaning up resources.</text:p>
            </text:list-item>
          </text:list>
        </text:list-item>
        <text:list-item>
          <text:p text:style-name="P7"><text:span text:style-name="Strong_20_Emphasis">Basic Usage</text:span></text:p>
          <text:list>
            <text:list-item>
              <text:p text:style-name="P21"><text:span text:style-name="Strong_20_Emphasis">Syntax</text:span>: <text:span text:style-name="Source_20_Text">useEffect(() =&gt; { /* side effect */ }, [dependencies]);</text:span></text:p>
            </text:list-item>
            <text:list-item>
              <text:p text:style-name="P21"><text:span text:style-name="Strong_20_Emphasis">Explanation</text:span>:</text:p>
              <text:list>
                <text:list-item>
                  <text:p text:style-name="P21">The first argument is the effect function that contains the side effect logic.</text:p>
                </text:list-item>
                <text:list-item>
                  <text:p text:style-name="P7">The second argument is the dependency array, which determines when the effect should re-run.</text:p>
                </text:list-item>
              </text:list>
            </text:list-item>
          </text:list>
        </text:list-item>
      </text:list>
      <text:p text:style-name="Text_20_body"/>
      <text:p text:style-name="Text_20_body">import React, { useState, useEffect } from 'react';</text:p>
      <text:p text:style-name="Text_20_body">import { View, Text } from 'react-native';</text:p>
      <text:p text:style-name="Text_20_body"/>
      <text:p text:style-name="Text_20_body">const DataFetchingComponent = () =&gt; {</text:p>
      <text:p text:style-name="Text_20_body"><text:s text:c="2"/>const [data, setData] = useState(null);</text:p>
      <text:p text:style-name="Text_20_body"><text:s text:c="2"/>const [loading, setLoading] = useState(true);</text:p>
      <text:p text:style-name="Text_20_body"/>
      <text:p text:style-name="Text_20_body"><text:s text:c="2"/>useEffect(() =&gt; {</text:p>
      <text:p text:style-name="Text_20_body"><text:s text:c="4"/>fetch('https://jsonplaceholder.typicode.com/todos/1')</text:p>
      <text:p text:style-name="Text_20_body"><text:s text:c="6"/>.then(response =&gt; response.json())</text:p>
      <text:p text:style-name="Text_20_body"><text:s text:c="6"/>.then(data =&gt; {</text:p>
      <text:p text:style-name="Text_20_body"><text:s text:c="8"/>setData(data);</text:p>
      <text:p text:style-name="Text_20_body"><text:s text:c="8"/>setLoading(false);</text:p>
      <text:p text:style-name="Text_20_body"><text:s text:c="6"/>})</text:p>
      <text:p text:style-name="Text_20_body"><text:s text:c="6"/>.catch(error =&gt; console.error('Error fetching data:', error));</text:p>
      <text:p text:style-name="Text_20_body"><text:s text:c="2"/>}, []); // Empty dependency array means it runs once</text:p>
      <text:p text:style-name="Text_20_body"/>
      <text:p text:style-name="Text_20_body"><text:soft-page-break/><text:s text:c="2"/>if (loading) {</text:p>
      <text:p text:style-name="Text_20_body"><text:s text:c="4"/>return &lt;Text&gt;Loading...&lt;/Text&gt;;</text:p>
      <text:p text:style-name="Text_20_body"><text:s text:c="2"/>}</text:p>
      <text:p text:style-name="Text_20_body"/>
      <text:p text:style-name="Text_20_body"><text:s text:c="2"/>return (</text:p>
      <text:p text:style-name="Text_20_body"><text:s text:c="4"/>&lt;View&gt;</text:p>
      <text:p text:style-name="Text_20_body"><text:s text:c="6"/>&lt;Text&gt;Data: {JSON.stringify(data)}&lt;/Text&gt;</text:p>
      <text:p text:style-name="Text_20_body"><text:s text:c="4"/>&lt;/View&gt;</text:p>
      <text:p text:style-name="Text_20_body"><text:s text:c="2"/>);</text:p>
      <text:p text:style-name="Text_20_body">};</text:p>
      <text:p text:style-name="Text_20_body">export default DataFetchingComponent;</text:p>
      <text:p text:style-name="Text_20_body"/>
      <text:p text:style-name="Standard"><text:span text:style-name="Strong_20_Emphasis">Explanation</text:span>:</text:p>
      <text:list xml:id="list471470810863036148" text:style-name="L8">
        <text:list-item>
          <text:p text:style-name="P22">The effect runs once when the component mounts (<text:span text:style-name="Source_20_Text">[]</text:span> as the dependency array).</text:p>
        </text:list-item>
        <text:list-item>
          <text:p text:style-name="P8">The state <text:span text:style-name="Source_20_Text">loading</text:span> is used to show a loading message until data is fetched.</text:p>
        </text:list-item>
      </text:list>
      <text:p text:style-name="Text_20_body"/>
      <text:p text:style-name="Text_20_body"><text:span text:style-name="Strong_20_Emphasis">Cleanup in </text:span><text:span text:style-name="Strong_20_Emphasis"><text:span text:style-name="Source_20_Text">useEffect</text:span></text:span></text:p>
      <text:list xml:id="list8486614823450285367" text:style-name="L9">
        <text:list-item>
          <text:p text:style-name="P9"><text:span text:style-name="Strong_20_Emphasis">Example: Cleaning up Subscriptions</text:span></text:p>
        </text:list-item>
      </text:list>
      <text:p text:style-name="Text_20_body"><text:span text:style-name="Strong_20_Emphasis"><text:span text:style-name="T1">useEffect(() =&gt; {</text:span></text:span></text:p>
      <text:p text:style-name="Text_20_body"><text:span text:style-name="Strong_20_Emphasis"><text:span text:style-name="T1"><text:s text:c="2"/>const interval = setInterval(() =&gt; {</text:span></text:span></text:p>
      <text:p text:style-name="Text_20_body"><text:span text:style-name="Strong_20_Emphasis"><text:span text:style-name="T1"><text:s text:c="4"/>console.log('Interval running...');</text:span></text:span></text:p>
      <text:p text:style-name="Text_20_body"><text:span text:style-name="Strong_20_Emphasis"><text:span text:style-name="T1"><text:s text:c="2"/>}, 1000);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<text:s text:c="2"/>// Cleanup function</text:span></text:span></text:p>
      <text:p text:style-name="Text_20_body"><text:span text:style-name="Strong_20_Emphasis"><text:span text:style-name="T1"><text:s text:c="2"/>return () =&gt; clearInterval(interval);</text:span></text:span></text:p>
      <text:p text:style-name="Text_20_body"><text:span text:style-name="Strong_20_Emphasis"><text:span text:style-name="T1">}, []);</text:span></text:span></text:p>
      <text:p text:style-name="Text_20_body"><text:span text:style-name="Strong_20_Emphasis"><text:span text:style-name="T1"/></text:span></text:p>
      <text:p text:style-name="Text_20_body"><text:span text:style-name="Strong_20_Emphasis">Explanation</text:span>:</text:p>
      <text:list xml:id="list6020009832515614464" text:style-name="L10">
        <text:list-item>
          <text:list>
            <text:list-item>
              <text:p text:style-name="P10"><text:span text:style-name="Source_20_Text">return () =&gt; clearInterval(interval);</text:span> cleans up the interval when the component unmounts or before re-running the effect.</text:p>
            </text:list-item>
          </text:list>
        </text:list-item>
      </text:list>
      <text:list xml:id="list2161849745561937580" text:style-name="L11">
        <text:list-item>
          <text:p text:style-name="P11"><text:span text:style-name="Strong_20_Emphasis">Effect with Dependencies</text:span></text:p>
        </text:list-item>
      </text:list>
      <text:list xml:id="list6957615346121722135" text:style-name="L12">
        <text:list-item>
          <text:p text:style-name="P12"><text:span text:style-name="Strong_20_Emphasis">Example: Updating Title on Count Change</text:span></text:p>
        </text:list-item>
      </text:list>
      <text:p text:style-name="Text_20_body"/>
      <text:p text:style-name="Text_20_body">useEffect(() =&gt; {</text:p>
      <text:p text:style-name="Text_20_body"><text:soft-page-break/><text:s text:c="2"/>document.title = `Count: ${count}`;</text:p>
      <text:p text:style-name="Text_20_body">}, [count]); // Effect re-runs only when "count" changes</text:p>
      <text:p text:style-name="Text_20_body"/>
      <text:p text:style-name="Text_20_body"><text:span text:style-name="Strong_20_Emphasis">Conditional Effects</text:span></text:p>
      <text:list xml:id="list1689199373750229054" text:style-name="L13">
        <text:list-item>
          <text:p text:style-name="P13"><text:span text:style-name="Strong_20_Emphasis">Example: Fetch Data Conditionally</text:span></text:p>
        </text:list-item>
      </text:list>
      <text:p text:style-name="Text_20_body">useEffect(() =&gt; {</text:p>
      <text:p text:style-name="Text_20_body"><text:s text:c="2"/>if (userId) {</text:p>
      <text:p text:style-name="Text_20_body"><text:s text:c="4"/>fetch(`https://jsonplaceholder.typicode.com/users/${userId}`)</text:p>
      <text:p text:style-name="Text_20_body"><text:s text:c="6"/>.then(response =&gt; response.json())</text:p>
      <text:p text:style-name="Text_20_body"><text:s text:c="6"/>.then(data =&gt; setUser(data));</text:p>
      <text:p text:style-name="Text_20_body"><text:s text:c="2"/>}</text:p>
      <text:p text:style-name="Text_20_body">}, [userId]);</text:p>
      <text:p text:style-name="Text_20_body"><text:span text:style-name="Strong_20_Emphasis">Explanation</text:span>:</text:p>
      <text:list xml:id="list7602452840621523006" text:style-name="L14">
        <text:list-item>
          <text:list>
            <text:list-item>
              <text:p text:style-name="P14">The effect runs only when <text:span text:style-name="Source_20_Text">userId</text:span> changes and is truthy.</text:p>
            </text:list-item>
          </text:list>
        </text:list-item>
      </text:list>
      <text:list xml:id="list5429781973334578876" text:style-name="L15">
        <text:list-item>
          <text:p text:style-name="P15"><text:span text:style-name="Strong_20_Emphasis">Optimizing Performance</text:span></text:p>
        </text:list-item>
      </text:list>
      <text:list xml:id="list5032579107698926101" text:style-name="L16">
        <text:list-item>
          <text:p text:style-name="P16"><text:span text:style-name="Strong_20_Emphasis">Avoiding unnecessary renders</text:span>: Use the dependency array to control when effects run.</text:p>
        </text:list-item>
      </text:list>
      <text:p text:style-name="Text_20_body"/>
      <text:p text:style-name="Text_20_body"/>
      <text:p text:style-name="Text_20_body"/>
      <text:list xml:id="list41329962" text:continue-list="list2990490132690830293" text:style-name="L2">
        <text:list-item>
          <text:list>
            <text:list-header>
              <text:p text:style-name="P2"/>
            </text:list-header>
          </text:list>
        </text:list-item>
      </text:list>
      <text:p text:style-name="Text_20_body"><text:span text:style-name="Strong_20_Emphasis"/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ash kapari</meta:initial-creator>
    <meta:creation-date>2024-08-01T22:00:13.55</meta:creation-date>
    <meta:generator>OpenOffice/4.1.7$Win32 OpenOffice.org_project/417m1$Build-9800</meta:generator>
    <dc:date>2024-08-04T21:07:45.59</dc:date>
    <dc:creator>vikash kapari</dc:creator>
    <meta:editing-duration>PT2H38M2S</meta:editing-duration>
    <meta:editing-cycles>4</meta:editing-cycles>
    <meta:document-statistic meta:table-count="0" meta:image-count="0" meta:object-count="0" meta:page-count="5" meta:paragraph-count="135" meta:word-count="651" meta:character-count="4702"/>
  </office:meta>
</office:document-meta>
</file>